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heads_20_1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5.715cm" svg:height="1.27cm" svg:x="1.905cm" svg:y="0.635cm">
          <text:p text:style-name="P1">inpu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3.175cm" svg:height="2.54cm" svg:x="2.54cm" svg:y="3.81cm">
          <text:p text:style-name="P1">disk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3.81cm" svg:height="1.27cm" svg:x="2.54cm" svg:y="6.985cm">
          <text:p text:style-name="P1">bullshit</text:p>
          <draw:enhanced-geometry svg:viewBox="0 0 21600 21600" draw:glue-points="10800 0 0 10800 10800 21600 21600 10800 ?f40 ?f41" draw:text-areas="0 0 21600 21600" draw:type="rectangular-callout" draw:modifiers="782.156914195749 38849.4099134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1" draw:layer="layout" svg:x1="4.064cm" svg:y1="1.905cm" svg:x2="4.064cm" svg:y2="3.81cm">
          <text:p/>
        </draw:line>
        <draw:line draw:style-name="gr3" draw:text-style-name="P1" draw:layer="layout" svg:x1="4.064cm" svg:y1="6.35cm" svg:x2="4.064cm" svg:y2="6.985cm">
          <text:p/>
        </draw:line>
        <draw:connector draw:style-name="gr4" draw:text-style-name="P1" draw:layer="layout" svg:x1="6.35cm" svg:y1="7.62cm" svg:x2="7.037cm" svg:y2="1.269cm" draw:start-shape="id1" draw:end-shape="id2" draw:end-glue-point="9" svg:d="m6350 7620h1770v-6351h-1083">
          <text:p/>
        </draw:connector>
        <draw:rect draw:style-name="gr5" draw:text-style-name="P1" draw:layer="layout" svg:width="5.08cm" svg:height="3.175cm" svg:x="3.81cm" svg:y="8.89cm">
          <text:p>Tang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0-02-27T15:30:26</meta:creation-date>
    <meta:generator>OpenOffice.org/3.1$Unix OpenOffice.org_project/310m19$Build-9420</meta:generator>
    <dc:date>2010-02-27T15:57:57</dc:date>
    <dc:creator>Sergey Babkin</dc:creator>
    <meta:editing-duration>PT00H27M32S</meta:editing-duration>
    <meta:editing-cycles>4</meta:editing-cycles>
    <meta:document-statistic meta:object-count="7"/>
  </office:meta>
</office:document-meta>
</file>